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865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69a2e" loext:opacity="100%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number-columns-repeated="38" table:default-cell-style-name="ce37"/>
        <table:table-column table:style-name="co6" table:number-columns-repeated="978" table:default-cell-style-name="ce37"/>
        <table:table-column table:style-name="co6" table:number-columns-repeated="2" table:default-cell-style-name="ce46"/>
        <table:table-row table:style-name="ro1">
          <table:table-cell table:style-name="ce31" office:value-type="string" calcext:value-type="string">
            <text:p>Mish source file</text:p>
          </table:table-cell>
          <table:table-cell/>
          <table:table-cell table:style-name="ce40" office:value-type="string" calcext:value-type="string">
            <text:p>Task/use</text:p>
          </table:table-cell>
          <table:table-cell table:style-name="ce40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>
            <text:p>app/</text:p>
          </table:table-cell>
          <table:table-cell/>
          <table:table-cell table:style-name="ce40" table:number-columns-repeated="2"/>
          <table:table-cell table:number-columns-repeated="1018"/>
        </table:table-row>
        <table:table-row table:style-name="ro1">
          <table:table-cell table:style-name="ce33" office:value-type="string" calcext:value-type="string">
            <text:p>routes.js</text:p>
          </table:table-cell>
          <table:table-cell/>
          <table:table-cell table:style-name="ce41" office:value-type="string" calcext:value-type="string">
            <text:p>NodeJS server module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4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4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4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42" office:value-type="string" calcext:value-type="string">
            <text:p><text:span text:style-name="T3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1">dialogHelpId, </text:span><text:span text:style-name="T5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office:value-type="string" calcext:value-type="string">
            <text:p><text:span text:style-name="T11">dialogInfoId, </text:span><text:span text:style-name="T5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5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5">DialogText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cite.gjs</text:p>
          </table:table-cell>
          <table:table-cell table:style-name="ce38"/>
          <table:table-cell table:style-name="ce38" office:value-type="string" calcext:value-type="string">
            <text:p>Experimental formatting</text:p>
          </table:table-cell>
          <table:table-cell table:style-name="ce43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header.gjs</text:p>
          </table:table-cell>
          <table:table-cell/>
          <table:table-cell table:style-name="ce38" office:value-type="string" calcext:value-type="string">
            <text:p>Temporary header where functionality will be tested/introduced stepwise</text:p>
          </table:table-cell>
          <table:table-cell table:style-name="ce43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anguage.gjs</text:p>
          </table:table-cell>
          <table:table-cell table:style-name="ce39"/>
          <table:table-cell table:style-name="ce39" office:value-type="string" calcext:value-type="string">
            <text:p>Language selections</text:p>
          </table:table-cell>
          <table:table-cell table:style-name="ce44" office:value-type="string" calcext:value-type="string">
            <text:p>Language</text:p>
          </table:table-cell>
          <table:table-cell table:style-name="ce39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5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5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42" office:value-type="string" calcext:value-type="string">
            <text:p>Spin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 table:style-name="ce4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3" table:number-rows-spanned="1">
            <text:p><text:span text:style-name="T9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5" office:value-type="string" calcext:value-type="string">
            <text:p><text:span text:style-name="T5">ApplicationRoute</text:span>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3" table:number-rows-spanned="1">
            <text:p><text:span text:style-name="T9">mish-project/app/</text:span><text:span text:style-name="T10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4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Tys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elsk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venska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fo:margin-top="3.209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09-26T17:34:40.693469339</dc:date>
    <meta:editing-duration>PT1H58M43S</meta:editing-duration>
    <meta:editing-cycles>14</meta:editing-cycles>
    <meta:generator>LibreOffice/7.3.7.2$Linux_X86_64 LibreOffice_project/30$Build-2</meta:generator>
    <meta:print-date>2024-09-26T11:45:12.029944067</meta:print-date>
    <meta:document-statistic meta:table-count="1" meta:cell-count="69" meta:object-count="0"/>
  </office:meta>
</office:document-meta>
</file>